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19</text:p>
          </table:table-cell>
          <table:table-cell office:value-type="string">
            <text:p>41</text:p>
          </table:table-cell>
          <table:table-cell office:value-type="string">
            <text:p>30</text:p>
          </table:table-cell>
          <table:table-cell office:value-type="string">
            <text:p>ICP LETIŠTĚ KARLOVY VA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41</text:p>
          </table:table-cell>
          <table:table-cell office:value-type="string">
            <text:p>70</text:p>
          </table:table-cell>
          <table:table-cell office:value-type="string">
            <text:p>ICP LETIŠTĚ MOŠ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41</text:p>
          </table:table-cell>
          <table:table-cell office:value-type="string">
            <text:p>50</text:p>
          </table:table-cell>
          <table:table-cell office:value-type="string">
            <text:p>ICP LETIŠTĚ PARDUB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41</text:p>
          </table:table-cell>
          <table:table-cell office:value-type="string">
            <text:p>10</text:p>
          </table:table-cell>
          <table:table-cell office:value-type="string">
            <text:p>ICP LETIŠTĚ RUZYNĚ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41</text:p>
          </table:table-cell>
          <table:table-cell office:value-type="string">
            <text:p>60</text:p>
          </table:table-cell>
          <table:table-cell office:value-type="string">
            <text:p>ICP LETIŠTĚ TU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MOP BARRANDOV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MOP BARTOLOMĚJSKÁ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table:number-columns-repeated="2" office:value-type="string">
            <text:p>11</text:p>
          </table:table-cell>
          <table:table-cell office:value-type="string">
            <text:p>MOP BENEDIKTSKÁ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MOP BOHNICE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MOP BŘEVNOV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MOP DEJVICE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MOP HOLEŠOVICE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MOP HORNÍ POČERNICE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MOP HOSTIVAŘ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MOP JAROV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MOP JIŽNÍ MĚSTO 1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MOP JIŽNÍ MĚSTO 2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MOP KARLÍN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table:number-columns-repeated="2" office:value-type="string">
            <text:p>13</text:p>
          </table:table-cell>
          <table:table-cell office:value-type="string">
            <text:p>MOP KOBYLISY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table:number-columns-repeated="2" office:value-type="string">
            <text:p>12</text:p>
          </table:table-cell>
          <table:table-cell office:value-type="string">
            <text:p>MOP KOŠÍŘE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MOP KRAKOVSKÁ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MOP KYJE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21</text:p>
          </table:table-cell>
          <table:table-cell office:value-type="string">
            <text:p>MOP LETNÁ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22</text:p>
          </table:table-cell>
          <table:table-cell office:value-type="string">
            <text:p>MOP LETŇANY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MOP LHOTKA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MOP LIBEŇ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MOP MALÁ STRANA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MOP MODŘANY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MOP NOVÉ MĚSTO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table:number-columns-repeated="2" office:value-type="string">
            <text:p>14</text:p>
          </table:table-cell>
          <table:table-cell office:value-type="string">
            <text:p>MOP NUSLE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MOP PANKRÁC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MOP PODOLÍ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MOP PROSEK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MOP RADOTÍN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MOP RUZYNĚ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MOP SMÍCHOV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51</text:p>
          </table:table-cell>
          <table:table-cell office:value-type="string">
            <text:p>MOP SMÍCHOVSKÉ NÁDRAŽ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MOP SPOŘILOV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MOP STODŮLKY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MOP STRAŠNICE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MOP UHŘINĚVES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MOP VINOHRADY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MOP VOKOVICE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MOP VRŠOVICE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MOP VYSOČANY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22</text:p>
          </table:table-cell>
          <table:table-cell office:value-type="string">
            <text:p>MOP VÝSTAVIŠTĚ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50</text:p>
          </table:table-cell>
          <table:table-cell office:value-type="string">
            <text:p>MOP WILSONOVO NÁDRAŽ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21</text:p>
          </table:table-cell>
          <table:table-cell office:value-type="string">
            <text:p>MOP ZAHRADNÍ MĚSTO PRAHA IV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MOP ZLIČÍN OŘP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23</text:p>
          </table:table-cell>
          <table:table-cell office:value-type="string">
            <text:p>MOP ÚJEZD NAD LESY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7</text:p>
          </table:table-cell>
          <table:table-cell office:value-type="string">
            <text:p>MOP ČAKOVICE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MOP ĎÁBLICE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MOP ŘEPY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MOP ŽIŽKOV PRAHA I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A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ECHYN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ENEŠOV NAD PLOUČNI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BENÁTKY NAD JIZER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EROU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EČOV NAD TEPL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BLAT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B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BOCH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BOHUM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table:number-columns-repeated="2" office:value-type="string">
            <text:p>11</text:p>
          </table:table-cell>
          <table:table-cell office:value-type="string">
            <text:p>OOP BOJ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BOR U TACHO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BORŠOV NAD VLT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BOS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2</text:p>
          </table:table-cell>
          <table:table-cell office:value-type="string">
            <text:p>OOP BOS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OOP BRANDÝS NAD LABEM STARÁ BOLESLA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BRNO - BYSTR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BRNO - KOMÁR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BRNO - KRÁLOVO PO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2</text:p>
          </table:table-cell>
          <table:table-cell office:value-type="string">
            <text:p>OOP BRNO - SEV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RNO - STŘE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BRNO - VÝSTAVIŠTĚ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BRNO - ŽABOVŘESK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BRNO - ŽIDEN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OOP BROUM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RUNTÁ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BRUŠP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BUCH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BUČ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OOP BUČ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OOP BYSTŘICE NAD PERNŠTEJN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YSTŘICE POD HOSTÝN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BZE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0</text:p>
          </table:table-cell>
          <table:table-cell office:value-type="string">
            <text:p>OOP BÍL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BÍLOV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BĚLÁ POD BEZDĚZ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BŘECLA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ŘEZ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CHEB - MĚS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20</text:p>
          </table:table-cell>
          <table:table-cell office:value-type="string">
            <text:p>OOP CHEB - VENK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2</text:p>
          </table:table-cell>
          <table:table-cell office:value-type="string">
            <text:p>OOP CHLUMEC NAD CIDLIN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table:number-columns-repeated="2" office:value-type="string">
            <text:p>11</text:p>
          </table:table-cell>
          <table:table-cell office:value-type="string">
            <text:p>OOP CHOCEŇ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CHOD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CHOMUTOV - KAMENNÁ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23</text:p>
          </table:table-cell>
          <table:table-cell office:value-type="string">
            <text:p>OOP CHOMUTOV - ČERNOVICKÁ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CHOMUTOV-MĚS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3</text:p>
          </table:table-cell>
          <table:table-cell office:value-type="string">
            <text:p>OOP CHOTĚBOŘ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CHRA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CHRASTA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CHRUDI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CHRÁ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CHVALE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CHÝ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CVI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DAČ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DOBR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DOBRUŠ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DOB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table:number-columns-repeated="2" office:value-type="string">
            <text:p>11</text:p>
          </table:table-cell>
          <table:table-cell office:value-type="string">
            <text:p>OOP DOB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DOBŘÍ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DOKS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DOMAŽL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1</text:p>
          </table:table-cell>
          <table:table-cell office:value-type="string">
            <text:p>OOP DUB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DUBŇ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2</text:p>
          </table:table-cell>
          <table:table-cell office:value-type="string">
            <text:p>OOP DUCHC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DVŮR KRÁLOVÉ NAD LAB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DĚTMAR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36</text:p>
          </table:table-cell>
          <table:table-cell office:value-type="string">
            <text:p>OOP DĚČÍN - MĚS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DĚČÍN - PODMOKL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FRANTIŠKOVY LÁZN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FRENŠTÁT POD RADHOŠTĚ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FRYŠTÁ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FRÝDEK MÍSTE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FRÝDLA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FRÝDLANT NAD OSTRAVIC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FULN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OOP GOLČŮV JENÍ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1</text:p>
          </table:table-cell>
          <table:table-cell office:value-type="string">
            <text:p>OOP HABART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0</text:p>
          </table:table-cell>
          <table:table-cell office:value-type="string">
            <text:p>OOP HANUŠ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HARRACH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OOP HAVLÍČKŮV BRO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HAVÍŘOV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HAVÍŘOV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HAVÍŘOV 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HEJ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HEŘMANŮV MĚST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HLINS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HLUBOKÁ NAD VLT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HLUČ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HNOJNÍ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6</text:p>
          </table:table-cell>
          <table:table-cell office:value-type="string">
            <text:p>OOP HODKOVICE NAD MOHELK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ODON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OLE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HOLICE V ČECHÁ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HOLOHLAV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HOLÝ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HORAŽĎ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HORNÍ BENE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OOP HORNÍ BEČ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OOP HORNÍ LIDE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HORNÍ PLA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HORNÍ POČAPL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2</text:p>
          </table:table-cell>
          <table:table-cell office:value-type="string">
            <text:p>OOP HORNÍ SLAV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HORNÍ SUCH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HORNÍ VLTA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HORŠOVSKÝ TÝ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HOSTINNÉ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OOP HOSTI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HOŘESED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HOŘ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HOŘ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HRADEC KRÁLOVÉ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HRADEC KRÁLOVÉ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HRADEC KRÁLOVÉ 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RADEC NAD MORAVI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OOP HRADIŠT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RAN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HRO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HROT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OOP HRUŠOVANY NAD JEVIŠOVK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OOP HRÁDEK NAD NIS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HUL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office:value-type="string">
            <text:p>OOP HUMPOL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HUSTOPEČ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HŘENS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IVANČ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JABLONEC NAD NISO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JABLONEC NAD NISOU – MŠE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 office:value-type="string">
            <text:p>OOP JABLONNÉ V PODJEŠTĚD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JABLUN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OOP JABLŮN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JAROMĚŘ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JAROMĚŘICE NAD ROKYTN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OOP JEM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2</text:p>
          </table:table-cell>
          <table:table-cell office:value-type="string">
            <text:p>OOP JESE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4</text:p>
          </table:table-cell>
          <table:table-cell office:value-type="string">
            <text:p>OOP JESE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ESENÍ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OOP JEVIŠ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JEVÍČ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JIHLAV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ILEM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INDŘICHŮV HRADE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IR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20</text:p>
          </table:table-cell>
          <table:table-cell office:value-type="string">
            <text:p>OOP JISTEB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JIČ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ÁCHYM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OOP JÍLOVÉ U PRAH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ADAŇ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3</text:p>
          </table:table-cell>
          <table:table-cell office:value-type="string">
            <text:p>OOP KAMENICE NAD LIP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KAP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ARLOVY VAR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ARLOVY VARY - RYBÁŘ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KARLŠTEJ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OOP KAROLIN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KARVINÁ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KARVINÁ 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AZNĚJ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KAZNĚJ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AŠPERSKÉ HO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KDYN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LAD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KLADNO - KROČEHLAV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KLADNO - VEN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KLATOV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LÁŠTEREC NAD OHŘ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KOJET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KOLI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KOL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KO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KONSTANTINOVY LÁZN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KOPIDL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OPŘIVN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KOSTELEC NAD LABE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OSTELEC NAD ORLI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KOSTELEC NAD ČERNÝMI LES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OUŘ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KOŠ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KRA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A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KRALUPY NAD VLTAVO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4</text:p>
          </table:table-cell>
          <table:table-cell office:value-type="string">
            <text:p>OOP KRAS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RAVAŘ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KRN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KROMĚŘÍŽ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5</text:p>
          </table:table-cell>
          <table:table-cell office:value-type="string">
            <text:p>OOP KRUP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RY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ÁLÍ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KRÁLŮV DVŮ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KRÁSNÁ LÍP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OOP KRÁSNÉ BŘEZ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KUTNÁ HO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UŘ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YJ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5</text:p>
          </table:table-cell>
          <table:table-cell office:value-type="string">
            <text:p>OOP KYNŠPERK NAD OHŘ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KYSEL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KŘEMŽ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KŘI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LANŠKROU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OOP LEDEČ NAD SÁZ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LETOHR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LET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6</text:p>
          </table:table-cell>
          <table:table-cell office:value-type="string">
            <text:p>OOP LET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LIBEREC - CENTRU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9</text:p>
          </table:table-cell>
          <table:table-cell office:value-type="string">
            <text:p>OOP LIBEREC - RUPRECHT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LIBEREC - VESE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2</text:p>
          </table:table-cell>
          <table:table-cell office:value-type="string">
            <text:p>OOP LIBEREC - VRATISLA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LIBEREC - VÁPENK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LIBOCH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LIBOUCH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OOP LIBČ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LIBĚCH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LIP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LIPNÍ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4</text:p>
          </table:table-cell>
          <table:table-cell office:value-type="string">
            <text:p>OOP LITOMYŠ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LITOMĚŘ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LITOVE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LITVÍN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LITVÍNOV HAM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LI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6</text:p>
          </table:table-cell>
          <table:table-cell office:value-type="string">
            <text:p>OOP LOKET NAD OHŘ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table:number-columns-repeated="2" office:value-type="string">
            <text:p>11</text:p>
          </table:table-cell>
          <table:table-cell office:value-type="string">
            <text:p>OOP LOMNICE NAD POPELK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LOUN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LOVOS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LUHAČ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LUT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LUŽEC NAD VLTAVO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LYSÁ NAD LAB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LÁZNĚ BOHDANE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LÁZNĚ KYNŽVAR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MANĚT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MARIÁNSKÉ LÁZNĚ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8</text:p>
          </table:table-cell>
          <table:table-cell office:value-type="string">
            <text:p>OOP MEZIBOŘ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MIKUL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MILEVS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MI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MIL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MIMOŇ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MLADÁ BOLESLA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MLADÁ BOLESLAV I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5</text:p>
          </table:table-cell>
          <table:table-cell office:value-type="string">
            <text:p>OOP MLADÁ VOŽ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MNICHOVO HRADIŠT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18</text:p>
          </table:table-cell>
          <table:table-cell office:value-type="string">
            <text:p>OOP MNÍŠEK POD BR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MOHEL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6</text:p>
          </table:table-cell>
          <table:table-cell office:value-type="string">
            <text:p>OOP MORAVSKÁ TŘEBOV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MORAVSKÉ BUDĚJ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MORAVSKÝ BEROU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OOP MORAVSKÝ KRUML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5</text:p>
          </table:table-cell>
          <table:table-cell office:value-type="string">
            <text:p>OOP MORKOVICE - SLÍŽ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MO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9</text:p>
          </table:table-cell>
          <table:table-cell office:value-type="string">
            <text:p>OOP MOST ZAHRADN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MĚLNÍ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MĚSTEC KRÁLOVÉ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MĚSTO ALBRECHT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MĚSTO TOUŠ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MĚSTO TOUŠ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MŠE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NAPAJED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NECHA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NEJD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NEPOMU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NEPOMU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NERATO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NETO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NEŠTĚM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NOVÁ BYSTŘ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NOVÁ P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NOVÁ R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OOP NOVÉ MĚSTO NA MORAV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NOVÉ MĚSTO NAD METUJ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1</text:p>
          </table:table-cell>
          <table:table-cell office:value-type="string">
            <text:p>OOP NOVÉ MĚSTO POD SMRK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OOP NOVÉ STRAŠE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NOVÝ B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NOVÝ BYDŽ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NOVÝ JIČ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NOŠ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NYMBUR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NÁCHO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NÁMĚŠŤ NAD OSL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NÝRS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OOP NÝ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NÝ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NĚMČICE NAD HAN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5</text:p>
          </table:table-cell>
          <table:table-cell office:value-type="string">
            <text:p>OOP OBR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5</text:p>
          </table:table-cell>
          <table:table-cell office:value-type="string">
            <text:p>OOP ODOLENÁ VO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OD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OOP OKŘÍŠ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OLOMOUC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22</text:p>
          </table:table-cell>
          <table:table-cell office:value-type="string">
            <text:p>OOP OLOMOUC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23</text:p>
          </table:table-cell>
          <table:table-cell office:value-type="string">
            <text:p>OOP OLOMOUC 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24</text:p>
          </table:table-cell>
          <table:table-cell office:value-type="string">
            <text:p>OOP OLOMOUC 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OPAV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OPOČ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RLOV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0</text:p>
          </table:table-cell>
          <table:table-cell office:value-type="string">
            <text:p>OOP OSTRAVA - HRABŮVK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9</text:p>
          </table:table-cell>
          <table:table-cell office:value-type="string">
            <text:p>OOP OSTRAVA - KUNČ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OSTRAVA - MARIÁNSKÉ HOR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OSTRAVA - PORUBA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1</text:p>
          </table:table-cell>
          <table:table-cell office:value-type="string">
            <text:p>OOP OSTRAVA - PORUBA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OSTRAVA - PŘÍVO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OOP OSTRAVA - STŘE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OSTRAVA - VÍTKO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OSTRAVA - ZÁBŘEH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OTRO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6</text:p>
          </table:table-cell>
          <table:table-cell office:value-type="string">
            <text:p>OOP PAC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PAL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PARDUBICE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PARDUBICE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9</text:p>
          </table:table-cell>
          <table:table-cell office:value-type="string">
            <text:p>OOP PARDUBICE 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21</text:p>
          </table:table-cell>
          <table:table-cell office:value-type="string">
            <text:p>OOP PARDUBICE 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9</text:p>
          </table:table-cell>
          <table:table-cell office:value-type="string">
            <text:p>OOP PEC POD SNĚŽK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table:number-columns-repeated="2" office:value-type="string">
            <text:p>17</text:p>
          </table:table-cell>
          <table:table-cell office:value-type="string">
            <text:p>OOP PELHŘIM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PERN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PETŘVA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PEČ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PLES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OOP PLUML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LZEŇ - BOR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PLZEŇ - SKVRŇAN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PLZEŇ - STŘE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PLZEŇ - VIN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PLZEŇ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PLZEŇ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PLZEŇ 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PLÁ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POBĚŽ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PODBOŘ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6</text:p>
          </table:table-cell>
          <table:table-cell office:value-type="string">
            <text:p>OOP PODĚBRA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POHOŘE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POLICE NAD METUJ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POLIČ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POL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POSTOLOPR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OOP POČÁT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PRACHAT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PROSE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OOP PROSIMĚŘ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OOP PROSTĚJOV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OOP PROSTĚJOV 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PROTIV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ÍSE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PŘELOU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PŘEROV 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9</text:p>
          </table:table-cell>
          <table:table-cell office:value-type="string">
            <text:p>OOP PŘEROV 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20</text:p>
          </table:table-cell>
          <table:table-cell office:value-type="string">
            <text:p>OOP PŘEROV 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PŘEŠ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OOP PŘEŠ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OOP PŘIBYSLA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PŘÍB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PŘÍBRA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OOP PŘÍBRAM - VEN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RAD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RADOMYŠ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ADO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RAJHR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OOP RAKOVNÍ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ROKYCAN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ROKYTNICE NAD JIZER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ROKYTNICE V ORLICKÝCH HORÁ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OS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ROTA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ROUDNICE NAD LAB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OOP ROUSÍ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ROZTO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OOP ROŽMITÁL POD TŘEMŠÍN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string">
            <text:p>15</text:p>
          </table:table-cell>
          <table:table-cell office:value-type="string">
            <text:p>OOP ROŽNOV POD RADHOŠTĚ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RUMBU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RYCHNOV NAD KNĚŽN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RYCHNOV U JABLONCE NAD NIS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RÝMAŘ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SADSK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21</text:p>
          </table:table-cell>
          <table:table-cell office:value-type="string">
            <text:p>OOP SEDLČ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SEMI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OOP SEVERNÍ TERA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6</text:p>
          </table:table-cell>
          <table:table-cell office:value-type="string">
            <text:p>OOP SEZIMOVO ÚST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KUTE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LANÝ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SLAVIČ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OOP SLAVKOV U BR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table:number-columns-repeated="2" office:value-type="string">
            <text:p>18</text:p>
          </table:table-cell>
          <table:table-cell office:value-type="string">
            <text:p>OOP SLAVKOV U BR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LAVO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SLEZSKÁ OSTRAV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SMRŽOV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SOBOT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SOBĚSLA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SOKOL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9</text:p>
          </table:table-cell>
          <table:table-cell office:value-type="string">
            <text:p>OOP SOKOLOV - VEN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STARÝ PLZE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STOCH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ST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ST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STRAKON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STRÁŽ POD RALSKEM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STRÁŽ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STUDE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STUDÉN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STŘEK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OOP STŘÍB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SUCHDOL NAD LUŽNI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SUCHÉ VRBNÉ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SVITAV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SVOBODA NAD ÚP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string">
            <text:p>16</text:p>
          </table:table-cell>
          <table:table-cell office:value-type="string">
            <text:p>OOP SVĚTLÁ NAD SÁZ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SÁZA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TACH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TANVA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OOP TELČ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TEPL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TEPLICE NAD METUJ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TEPL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TEREZ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TIŠ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TOUŽ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9</text:p>
          </table:table-cell>
          <table:table-cell office:value-type="string">
            <text:p>OOP TRHOVÉ SVI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TRM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20</text:p>
          </table:table-cell>
          <table:table-cell office:value-type="string">
            <text:p>OOP TRNOV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OOP TRUTN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TUR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8</text:p>
          </table:table-cell>
          <table:table-cell office:value-type="string">
            <text:p>OOP TÁB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20</text:p>
          </table:table-cell>
          <table:table-cell office:value-type="string">
            <text:p>OOP TÝN NAD VLT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TÝNEC NAD LAB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TÝNEC NAD SÁZ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ÝNIŠTĚ NAD ORLIC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TĚRLICK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TŘEBECHOVICE POD OREB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3</text:p>
          </table:table-cell>
          <table:table-cell office:value-type="string">
            <text:p>OOP TŘEBOŇ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OOP TŘEBÍČ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TŘEMOŠ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ŘEMOŠ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TŘEMOŠN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ŘEŠŤ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21</text:p>
          </table:table-cell>
          <table:table-cell office:value-type="string">
            <text:p>OOP TŘINEC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UHERSKÉ HRADIŠTĚ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OOP UHERSKÝ BR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UHERSKÝ OSTRO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UHLÍŘSKÉ JAN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UNHOŠŤ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9</text:p>
          </table:table-cell>
          <table:table-cell office:value-type="string">
            <text:p>OOP UNIČ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VALAŠSKÉ KLOBOUK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OOP VALAŠSKÉ MEZIŘÍČ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VAMB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VARNSDOR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VEJPR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OOP VELKÁ BYSTŘ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OOP VELKÁ BÍTE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3</text:p>
          </table:table-cell>
          <table:table-cell office:value-type="string">
            <text:p>OOP VELKÁ POL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21</text:p>
          </table:table-cell>
          <table:table-cell office:value-type="string">
            <text:p>OOP VELKÉ BŘEZ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VELKÉ HERAL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6</text:p>
          </table:table-cell>
          <table:table-cell office:value-type="string">
            <text:p>OOP VELKÉ LOSI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VELKÉ MEZIŘÍČ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VELKÉ PAVL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VELKÝ ŠE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VELVA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9</text:p>
          </table:table-cell>
          <table:table-cell office:value-type="string">
            <text:p>OOP VESELÍ NAD LUŽNIC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ESELÍ NAD MOR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VIMP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VIZ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8</text:p>
          </table:table-cell>
          <table:table-cell office:value-type="string">
            <text:p>OOP VLAŠ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VODŇ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JKO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LA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VOLYNĚ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9</text:p>
          </table:table-cell>
          <table:table-cell office:value-type="string">
            <text:p>OOP VO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OOP VRANOV NAD DYJ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2</text:p>
          </table:table-cell>
          <table:table-cell office:value-type="string">
            <text:p>OOP VRATIM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VRBNO POD PRADĚD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OOP VRCHLAB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VR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OOP VSET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VYSOKÉ MÝ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OOP VYŠK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OOP VYŠK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VYŠŠÍ BR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9</text:p>
          </table:table-cell>
          <table:table-cell office:value-type="string">
            <text:p>OOP VÍTK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VĚTŘN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OOP VŠEBOŘ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ZBIRO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ZBRASLA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ZD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ZLATÉ HO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 office:value-type="string">
            <text:p>OOP ZLI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ZL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OOP ZNOJM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ZRUČ NAD SÁZAVO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ZVÍKOVSKÉ PODHRAD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ZÁBŘEH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ÚNĚ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OOP ÚNĚŠ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OOP ÚP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OOP ÚSTÍ NAD LABEM - MĚS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ÚSTÍ NAD ORLICÍ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OOP ÚVA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ÚŠTĚ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ČECH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OOP ČELÁK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ČERNÁ HO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ČERVENÝ KOSTEL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ČERČ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2</text:p>
          </table:table-cell>
          <table:table-cell office:value-type="string">
            <text:p>OOP ČESKÁ KAME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ČESKÁ LÍP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ČESKÁ SKA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ČESKÁ TŘEBOVÁ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ČESKÉ BUDĚJO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ČESKÝ BR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OOP ČESKÝ DU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ČESKÝ KRUMLOV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ČESKÝ TĚŠ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OOP ČEST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ČIMEL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ČTYŘI DVOR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OOP ČÁSLA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OOP ŘEV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OOP ŘÍČAN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8</text:p>
          </table:table-cell>
          <table:table-cell office:value-type="string">
            <text:p>OOP ŠEVĚTÍ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ŠLAPAN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ŠLUKN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OOP ŠPINDLERŮV MLÝ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ŠTERNBER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ŠTĚTÍ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4</text:p>
          </table:table-cell>
          <table:table-cell office:value-type="string">
            <text:p>OOP ŠUMPERK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9</text:p>
          </table:table-cell>
          <table:table-cell office:value-type="string">
            <text:p>OOP ŠVIH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21</text:p>
          </table:table-cell>
          <table:table-cell office:value-type="string">
            <text:p>OOP ŽACLÉŘ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OOP ŽAMBE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20</text:p>
          </table:table-cell>
          <table:table-cell office:value-type="string">
            <text:p>OOP ŽAND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9</text:p>
          </table:table-cell>
          <table:table-cell office:value-type="string">
            <text:p>OOP ŽAT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20</text:p>
          </table:table-cell>
          <table:table-cell office:value-type="string">
            <text:p>OOP ŽELEZNÁ R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ŽELEZNÝ BRO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ŽIDLOCHOV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ŽLUTI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OOP ŽĎÁR NAD SÁZAVO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51</text:p>
          </table:table-cell>
          <table:table-cell office:value-type="string">
            <text:p>OŽP - HOLEŠOVICE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OŽP - MASARYKOVO NÁDRAŽÍ PRAHA I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0</text:p>
          </table:table-cell>
          <table:table-cell office:value-type="string">
            <text:p>50</text:p>
          </table:table-cell>
          <table:table-cell office:value-type="string">
            <text:p>OŽP A DOPROVODU VLAKŮ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50</text:p>
          </table:table-cell>
          <table:table-cell office:value-type="string">
            <text:p>OŽP BR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50</text:p>
          </table:table-cell>
          <table:table-cell office:value-type="string">
            <text:p>OŽP DĚČÍ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50</text:p>
          </table:table-cell>
          <table:table-cell office:value-type="string">
            <text:p>OŽP PLZEŇ MĚS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50</text:p>
          </table:table-cell>
          <table:table-cell office:value-type="string">
            <text:p>OŽP ČESKÉ BUDĚJOVI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ŽO ÚSTÍ NAD LABEM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9/02/2014</text:date>, <text:time>15:15:4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16:36:23.42</meta:creation-date>
    <dc:date>2014-02-09T15:15:49.61</dc:date>
    <meta:editing-duration>PT1H10M21S</meta:editing-duration>
    <meta:editing-cycles>4</meta:editing-cycles>
    <meta:generator>OpenOffice.org/3.4.1$Win32 OpenOffice.org_project/341m1$Build-9593</meta:generator>
    <meta:document-statistic meta:table-count="3" meta:cell-count="3624" meta:object-count="0"/>
  </office:meta>
</office:document-meta>
</file>